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L1">
      <style:text-properties officeooo:rsid="00047af8" officeooo:paragraph-rsid="00047af8"/>
    </style:style>
    <style:style style:name="T1" style:family="text">
      <style:text-properties style:text-underline-style="solid" style:text-underline-width="auto" style:text-underline-color="font-color"/>
    </style:style>
    <style:style style:name="T2" style:family="text">
      <style:text-propertie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9165930704381104481" text:style-name="L1">
        <text:list-item>
          <text:p text:style-name="P1">La salida de la red debe tener una función de activación lineal</text:p>
        </text:list-item>
        <text:list-item>
          <text:p text:style-name="P1">Normalizar los 3 vectores (x, y, z)</text:p>
        </text:list-item>
        <text:list-item>
          <text:p text:style-name="P1">Guardar semillas óptimas, usar la MISMA semilla para todos los random (shuffle, random de pesos, etc).</text:p>
        </text:list-item>
        <text:list-item>
          <text:p text:style-name="P1">Cómo salir de un mínimo local “profundo”?</text:p>
          <text:list>
            <text:list-item>
              <text:p text:style-name="P1">Sumar “ruido” a los pesos</text:p>
            </text:list-item>
            <text:list-item>
              <text:p text:style-name="P1">Sumar “ruido” a los patrones de entrada</text:p>
            </text:list-item>
            <text:list-item>
              <text:p text:style-name="P1">Incrementar eta</text:p>
            </text:list-item>
          </text:list>
        </text:list-item>
        <text:list-item>
          <text:p text:style-name="P1">Cómo salir de un mínimo local “leve”?</text:p>
          <text:list>
            <text:list-item>
              <text:p text:style-name="P1">Shuffle del vector de entrada</text:p>
            </text:list-item>
          </text:list>
        </text:list-item>
        <text:list-item>
          <text:p text:style-name="P1">Saturación de neuronas?</text:p>
          <text:list>
            <text:list-item>
              <text:p text:style-name="P1">Normalizar los tres vectores</text:p>
            </text:list-item>
          </text:list>
        </text:list-item>
        <text:list-item>
          <text:p text:style-name="P1">Analizar salidas de capas intermedias, fijarse si las neuronas están saturadas</text:p>
          <text:list>
            <text:list-item>
              <text:p text:style-name="P1">Si lo están hay que cambiar la arquitectura de la red</text:p>
            </text:list-item>
          </text:list>
        </text:list-item>
        <text:list-item>
          <text:p text:style-name="P1">Cómo realizar la arquitectura de la red?</text:p>
          <text:list>
            <text:list-item>
              <text:p text:style-name="P1">Si la primer capa oculta no puede distinguir los patrones de entrada entonces ninguna otra capa intermedia que le siga podrá distinguirlos</text:p>
            </text:list-item>
          </text:list>
        </text:list-item>
        <text:list-item>
          <text:p text:style-name="P1">Tomar un valor representativo para el error, por ejemplo, el % de aciertos (usar un epsilon)</text:p>
        </text:list-item>
        <text:list-item>
          <text:p text:style-name="P1">Eta Adaptativo</text:p>
          <text:list>
            <text:list-item>
              <text:p text:style-name="P1">Aumentar el eta hace que diverga el cálculo generando saltos grandes en la superficie de la función (esto es útil cuando se cae en un mínimo profundo, nos hace salir del mismo encarando otra parte de la superficie de la función). Hacer mas pequeño el eta genera el efecto opuesto (se sigue profundizando sobre esa misma superficie).</text:p>
            </text:list-item>
            <text:list-item>
              <text:p text:style-name="P1">Si tengo errores grandes también sirve achicar el eta, volver un paso atrás o pegar un salto grande.</text:p>
            </text:list-item>
            <text:list-item>
              <text:p text:style-name="P1">Si Eta Adaptativo está bien implementado si arranco con eta random, muy grande o muy chico el algoritmo debería poder arreglárselas.</text:p>
            </text:list-item>
          </text:list>
        </text:list-item>
        <text:list-item>
          <text:p text:style-name="P1">Momentum</text:p>
          <text:list>
            <text:list-item>
              <text:p text:style-name="P1">El alpha NO cambia, queda fijo</text:p>
            </text:list-item>
            <text:list-item>
              <text:p text:style-name="P1">Line search, camino en la misma dirección en la que estoy yendo en la superficie, sirve si voy bien. Si estoy yendo mal poner alpha=0, es decir, no hacerlo. Suma un porcentaje a la dirección de movimiento haciendo que se desplaze más en esa dirección.</text:p>
            </text:list-item>
          </text:list>
        </text:list-item>
        <text:list-item>
          <text:p text:style-name="P1">Cuidado con el sobre aprendizaje. Esto ocurre cuando la curva de testeo supera la de aprendizaje. Es preferible cortar el algoritmo en el punto de intersección de ambas curva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4T17:37:51.153711137</meta:creation-date>
    <dc:date>2018-03-14T17:53:44.653794820</dc:date>
    <meta:editing-duration>P0D</meta:editing-duration>
    <meta:editing-cycles>1</meta:editing-cycles>
    <meta:document-statistic meta:table-count="0" meta:image-count="0" meta:object-count="0" meta:page-count="1" meta:paragraph-count="24" meta:word-count="345" meta:character-count="1905" meta:non-whitespace-character-count="1608"/>
    <meta:generator>LibreOffice/4.2.8.2$Linux_X86_64 LibreOffice_project/420m0$Build-2</meta:generator>
  </office:meta>
</office:document-meta>
</file>